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2.3</text:span></text:p>
      <text:p text:style-name="P1"><text:span text:style-name="T1">b.) Polecenie Ping czyli Packet Internet Groper jest narzędziem diagnostycznym, kt</text:span><text:span text:style-name="T2">óry pozwala na sprawdzenie<text:s/></text:span><text:span text:style-name="T3">łączności pomiędzy dwoma urządzeniami na przykład Twoim komputerem a serwerem, na kt</text:span><text:span text:style-name="T4">órym znajduje si</text:span><text:span text:style-name="T5">ę Twoja witryna</text:span><text:span text:style-name="T6"/></text:p>
      <text:p text:style-name="P1"><text:span text:style-name="T6">e.) Komputer z kartą sieciową i router bądź przełącznik</text:span></text:p>
      <text:p text:style-name="P1"><text:span text:style-name="T6">2.8</text:span></text:p>
      <text:p text:style-name="P1"><text:span text:style-name="T6">b) DNS, czyli Domain Name System. To protok</text:span><text:span text:style-name="T7">ó</text:span><text:span text:style-name="T8">ł przekształcający nazwy domen internetowych na zrozumiałe dla komputer</text:span><text:span text:style-name="T9">ów dane liczbowe, przechowywane w rzeczywistych urz</text:span><text:span text:style-name="T10">ądzeniach</text:span><text:span text:style-name="T11"/></text:p>
      <text:p text:style-name="P1"><text:span text:style-name="T11">d) Protok</text:span><text:span text:style-name="T12">ó</text:span><text:span text:style-name="T13">ł warstwy transportowej używany do przenoszenia wiadomości DNS to UDP (User Datagram Protocol)<text:line-break/>UDP - (ang. User Datagram Protocol) to protok</text:span><text:span text:style-name="T14">ó</text:span><text:span text:style-name="T15">ł komunikacyjny, kt</text:span><text:span text:style-name="T16">óry w odró</text:span><text:span text:style-name="T17">żnieniu od TCP/IP nie potrafi zadbać o dzielenie i składanie pakiet</text:span><text:span text:style-name="T18">ów. Jest wykorzystywany do przesy</text:span><text:span text:style-name="T19">łania dużych plik</text:span><text:span text:style-name="T20">ów oraz do transmisji strumieniowej</text:span><text:span text:style-name="T21"/></text:p>
      <text:p text:style-name="P1"><text:span text:style-name="T21">e) DNS<text:s/></text:span><text:span text:style-name="T22">– korzysta z portu 53 za pomoc</text:span><text:span text:style-name="T23">ą TCP i UDP jednocześnie</text:span></text:p>
      <text:p text:style-name="P1"><text:span text:style-name="T23">j) 12 bajt</text:span><text:span text:style-name="T24">ó</text:span><text:span text:style-name="T25">w</text:span></text:p>
      <text:p text:style-name="P1"><text:span text:style-name="T25">k) 28 bajt</text:span><text:span text:style-name="T26">ó</text:span><text:span text:style-name="T27">w</text:span></text:p>
      <text:p text:style-name="P1"><text:span text:style-name="T27">l) DNS - r</text:span><text:span text:style-name="T28">ó</text:span><text:span text:style-name="T29">żne informacje z zapytaniem i odpowiedzią</text:span></text:p>
      <text:p text:style-name="P1"><text:span text:style-name="T29"><text:s text:c="4"/>ARP - adres IP urządzenia, kt</text:span><text:span text:style-name="T30">ó</text:span><text:span text:style-name="T31">ry jest poszukiwane lub MAC urządzenia rozpoznawanego</text:span></text:p>
      <text:p text:style-name="P1"><text:span text:style-name="T31"><text:s text:c="4"/>ICMP - zapytania echo, błędy, ostrzeżenia</text:span></text:p>
      <text:p text:style-name="P1"><text:span text:style-name="T31">m) Przed nawiązaniem połączenia z serwerem WWW, komputer musi wysłać trzy pakiety w ramach procesu nazywanego tr</text:span><text:span text:style-name="T32">ójstopniowym ustanowieniem po</text:span><text:span text:style-name="T33">łączenia</text:span><text:span text:style-name="T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